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WebTestController.handleRequest( ImplicitObjects theObject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AbstractWebTestController.getServiceName( HttpServletRequest the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